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07c97" officeooo:paragraph-rsid="00107c97"/>
    </style:style>
    <style:style style:name="P2" style:family="paragraph" style:parent-style-name="Standard">
      <style:text-properties fo:font-weight="bold" officeooo:rsid="00107c97" officeooo:paragraph-rsid="00107c97" style:font-weight-asian="bold" style:font-weight-complex="bold"/>
    </style:style>
    <style:style style:name="T1" style:family="text">
      <style:text-properties officeooo:rsid="00132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Solicito: Constancia de Investigador</text:p>
      <text:p text:style-name="P2">M.Sc Alonso Tenorio</text:p>
      <text:p text:style-name="P2">Director</text:p>
      <text:p text:style-name="P2">Centro de Tecnologías de Información y Comunicaciones</text:p>
      <text:p text:style-name="P2">UNIVERSIDAD NACIONAL DE INGENIERÍA</text:p>
      <text:p text:style-name="P1"/>
      <text:p text:style-name="P1">De mi mayor consideración:</text:p>
      <text:p text:style-name="P1">Yo, <text:span text:style-name="T1">Oscar Huarcaya Canal, </text:span>de la especialidad de Ciencia de la Computación, de la Universidad Nacional de Ingeniería. Me presento y expongo que:</text:p>
      <text:p text:style-name="P1"/>
      <text:p text:style-name="P1">Solicito a usted director de CTIC, se me pueda emitir un <text:span text:style-name="T1">certificado laboral</text:span> de</text:p>
      <text:p text:style-name="P1">Investigador en los temas de ​Big Data y ​Machine Learning realizada</text:p>
      <text:p text:style-name="P1">durante el <text:span text:style-name="T1">01</text:span> de <text:span text:style-name="T1">agosto </text:span>del 201<text:span text:style-name="T1">7</text:span> hasta el <text:span text:style-name="T1">28</text:span> de <text:span text:style-name="T1">febrero </text:span>del 201<text:span text:style-name="T1">8</text:span> en el</text:p>
      <text:p text:style-name="P1">laboratorio ​Big Data &amp; High Performance Computing del proyecto</text:p>
      <text:p text:style-name="P1">“Instrumentos de diseño y mantenimiento de sistemas de flujo de</text:p>
      <text:p text:style-name="P1">transporte urbano utilizando computación alto rendimiento y</text:p>
      <text:p text:style-name="P1">tecnologías Big Data” ​financiado por ​CONCYTEC ​y ​Ciencia Activa​,</text:p>
      <text:p text:style-name="P1">con coordinador general al M.Sc Alonso Tenorio Trigoso e investigador</text:p>
      <text:p text:style-name="P1">principal al PhD. Jose Fiestas Iquira.</text:p>
      <text:p text:style-name="P1"/>
      <text:p text:style-name="P1">Sin más que agregar, le agradezco la atención prestada y espero su</text:p>
      <text:p text:style-name="P1">pronta respuesta.</text:p>
      <text:p text:style-name="P1">Atentamente.</text:p>
      <text:p text:style-name="P1"/>
      <text:p text:style-name="P1">_____________________________</text:p>
      <text:p text:style-name="P1">Moreno Vera Felipe Adrian</text:p>
      <text:p text:style-name="P1">DNI: ​72972168</text:p>
      <text:p text:style-name="P1">Código-UNI: ​20120354I</text:p>
      <text:p text:style-name="P1"/>
      <text:p text:style-name="P1">Lima, ​27​ de ​Febrero ​del ​2018​.</text:p>
      <text:p text:style-name="P1">Universidad Nacional de Ingenier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41:13.426165809</meta:creation-date>
    <dc:date>2018-03-05T12:22:09.497527899</dc:date>
    <meta:editing-duration>PT5S</meta:editing-duration>
    <meta:editing-cycles>1</meta:editing-cycles>
    <meta:document-statistic meta:table-count="0" meta:image-count="0" meta:object-count="0" meta:page-count="1" meta:paragraph-count="25" meta:word-count="168" meta:character-count="1158" meta:non-whitespace-character-count="969"/>
    <meta:generator>LibreOffice/6.0.1.1$Linux_X86_64 LibreOffice_project/00m0$Build-1</meta:generator>
  </office:meta>
</office:document-meta>
</file>